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4" svg:font-family="'Segoe UI'"/>
    <style:font-face style:name="Arial2" svg:font-family="Arial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Segoe UI3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3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1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72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2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32pt" fo:font-style="normal" fo:text-shadow="none" style:font-style-asian="normal" style:font-style-complex="normal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32pt"/>
    </style:style>
    <style:style style:name="P5" style:family="paragraph">
      <style:paragraph-properties fo:margin-left="0.318cm" fo:margin-right="0cm" fo:margin-top="0cm" fo:margin-bottom="0cm" fo:line-height="100%" fo:text-indent="0cm" style:text-autospace="none"/>
      <style:text-properties fo:font-size="3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7" style:family="paragraph">
      <style:paragraph-properties fo:margin-left="0cm" fo:margin-right="0cm" fo:margin-top="0cm" fo:margin-bottom="0cm" fo:line-height="100%" fo:text-indent="0cm" style:text-autospace="none"/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21pt"/>
    </style:style>
    <style:style style:name="P10" style:family="paragraph">
      <style:paragraph-properties fo:margin-left="0.318cm" fo:margin-right="0cm" fo:margin-top="0cm" fo:margin-bottom="0cm" fo:line-height="100%" fo:text-indent="-0.318cm" style:text-autospace="none"/>
      <style:text-properties fo:font-size="21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ffffff" style:font-name="Segoe UI" fo:font-size="21pt" fo:text-shadow="1pt 1pt" fo:font-weight="normal" style:font-size-asian="28pt" style:font-weight-asian="normal" style:font-size-complex="28pt" style:font-weight-complex="normal"/>
    </style:style>
    <style:style style:name="P12" style:family="paragraph">
      <style:paragraph-properties fo:margin-left="0cm" fo:margin-right="0cm" fo:margin-top="0cm" fo:margin-bottom="0cm" fo:line-height="100%" fo:text-indent="0cm" style:text-autospace="none"/>
      <style:text-properties fo:font-size="21pt"/>
    </style:style>
    <style:style style:name="P13" style:family="paragraph">
      <style:paragraph-properties fo:margin-left="0.318cm" fo:margin-right="0cm" fo:margin-top="0cm" fo:margin-bottom="0cm" fo:line-height="100%" fo:text-indent="0cm" style:text-autospace="none"/>
      <style:text-properties fo:font-size="21pt"/>
    </style:style>
    <style:style style:name="P14" style:family="paragraph">
      <loext:graphic-properties draw:fill="none" draw:fill-color="#ffffff"/>
      <style:paragraph-properties fo:margin-left="0.318cm" fo:margin-right="0cm" fo:margin-top="0cm" fo:margin-bottom="0cm" fo:line-height="100%" fo:text-align="start" fo:text-indent="-0.318cm" style:text-autospace="none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15" style:family="paragraph">
      <style:paragraph-properties fo:margin-left="0.318cm" fo:margin-right="0cm" fo:margin-top="0cm" fo:margin-bottom="0cm" fo:line-height="100%" fo:text-indent="-0.318cm" style:text-autospace="none"/>
      <style:text-properties fo:font-size="32pt"/>
    </style:style>
    <style:style style:name="P16" style:family="paragraph">
      <loext:graphic-properties draw:fill="none" draw:fill-color="#ffffff"/>
      <style:paragraph-properties fo:margin-left="0.318cm" fo:margin-right="0cm" fo:margin-top="0cm" fo:margin-bottom="0cm" fo:line-height="100%" fo:text-align="start" fo:text-indent="-0.318cm" style:text-autospace="none"/>
      <style:text-properties fo:color="#ffffff" style:font-name="Segoe UI" fo:font-size="32pt" fo:text-shadow="1pt 1pt" fo:font-weight="bold" style:font-size-asian="32pt" style:font-weight-asian="bold" style:font-size-complex="32pt" style:font-weight-complex="bold"/>
    </style:style>
    <style:style style:name="P17" style:family="paragraph">
      <style:paragraph-properties fo:margin-left="0cm" fo:margin-right="0cm" fo:text-indent="0cm"/>
      <style:text-properties fo:font-size="15pt"/>
    </style:style>
    <style:style style:name="P18" style:family="paragraph">
      <style:paragraph-properties fo:margin-left="0.318cm" fo:margin-right="0cm" fo:text-indent="0cm"/>
      <style:text-properties fo:font-size="15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ffffff" style:font-name="Segoe UI1" fo:font-size="15pt" fo:text-shadow="1pt 1pt" fo:font-weight="bold" style:font-size-asian="15pt" style:font-weight-asian="bold" style:font-size-complex="15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6pt" fo:font-style="normal" fo:text-shadow="none" style:text-underline-style="solid" style:text-underline-width="auto" style:text-underline-color="font-color" fo:font-weight="normal" style:font-name-asian="Segoe UI4" style:font-size-asian="26pt" style:font-style-asian="normal" style:font-weight-asian="normal" style:font-name-complex="Segoe UI4" style:font-size-complex="26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4" style:font-size-asian="32pt" style:font-style-asian="normal" style:font-weight-asian="bold" style:font-name-complex="Segoe UI4" style:font-size-complex="32pt" style:font-style-complex="normal" style:font-weight-complex="bold"/>
    </style:style>
    <style:style style:name="T3" style:family="text">
      <style:text-properties fo:color="#023f62" style:text-position="super 58%" style:font-name="Segoe UI Semibold" fo:font-size="32pt" fo:font-style="italic" fo:text-shadow="none" fo:font-weight="normal" style:font-name-asian="Segoe UI4" style:font-size-asian="32pt" style:font-style-asian="italic" style:font-weight-asian="normal" style:font-name-complex="Segoe UI4" style:font-size-complex="32pt" style:font-style-complex="italic" style:font-weight-complex="normal"/>
    </style:style>
    <style:style style:name="T4" style:family="text">
      <style:text-properties fo:color="#023f62" style:font-name="Segoe UI Semibold" fo:font-size="32pt" fo:font-style="italic" fo:text-shadow="none" fo:font-weight="normal" style:font-name-asian="Segoe UI4" style:font-size-asian="32pt" style:font-style-asian="italic" style:font-weight-asian="normal" style:font-name-complex="Segoe UI4" style:font-size-complex="32pt" style:font-style-complex="italic" style:font-weight-complex="normal"/>
    </style:style>
    <style:style style:name="T5" style:family="text">
      <style:text-properties fo:color="#ffffff" style:font-name="Segoe UI" fo:font-size="32pt" fo:text-shadow="1pt 1pt" fo:font-weight="normal" style:font-name-asian="Segoe UI4" style:font-size-asian="32pt" style:font-weight-asian="normal" style:font-name-complex="Segoe UI4" style:font-size-complex="32pt" style:font-weight-complex="normal"/>
    </style:style>
    <style:style style:name="T6" style:family="text">
      <style:text-properties fo:color="#000000" style:font-name="Segoe UI" fo:font-size="36pt" fo:text-shadow="none" fo:font-weight="bold" style:font-name-asian="Segoe UI4" style:font-size-asian="36pt" style:font-weight-asian="bold" style:font-name-complex="Segoe UI4" style:font-size-complex="36pt" style:font-weight-complex="bold"/>
    </style:style>
    <style:style style:name="T7" style:family="text">
      <style:text-properties fo:color="#023f62" style:font-name="Segoe UI" fo:font-size="32pt" fo:font-style="italic" fo:text-shadow="none" fo:font-weight="normal" style:font-name-asian="Segoe UI4" style:font-size-asian="32pt" style:font-style-asian="italic" style:font-weight-asian="normal" style:font-name-complex="Segoe UI4" style:font-size-complex="32pt" style:font-style-complex="italic" style:font-weight-complex="normal"/>
    </style:style>
    <style:style style:name="T8" style:family="text">
      <style:text-properties fo:color="#003d73" style:text-position="super 58%" style:font-name="Segoe UI Semibold" fo:font-size="32pt" fo:font-style="italic" fo:text-shadow="none" fo:font-weight="normal" style:font-name-asian="Segoe UI4" style:font-size-asian="32pt" style:font-style-asian="italic" style:font-weight-asian="normal" style:font-name-complex="Segoe UI4" style:font-size-complex="32pt" style:font-style-complex="italic" style:font-weight-complex="normal"/>
    </style:style>
    <style:style style:name="T9" style:family="text">
      <style:text-properties fo:color="#003d73" style:font-name="Segoe UI Semibold" fo:font-size="32pt" fo:font-style="italic" fo:text-shadow="none" fo:font-weight="normal" style:font-name-asian="Segoe UI4" style:font-size-asian="32pt" style:font-style-asian="italic" style:font-weight-asian="normal" style:font-name-complex="Segoe UI4" style:font-size-complex="32pt" style:font-style-complex="italic" style:font-weight-complex="normal"/>
    </style:style>
    <style:style style:name="T10" style:family="text">
      <style:text-properties fo:color="#ffffff" style:font-name="Segoe UI" fo:font-size="32pt" fo:text-shadow="1pt 1pt" fo:font-weight="bold" style:font-name-asian="Segoe UI4" style:font-size-asian="32pt" style:font-weight-asian="bold" style:font-name-complex="Segoe UI4" style:font-size-complex="32pt" style:font-weight-complex="bold"/>
    </style:style>
    <style:style style:name="T11" style:family="text">
      <style:text-properties fo:color="#ffffff" style:font-name="Segoe UI1" fo:font-size="32pt" fo:font-style="normal" fo:text-shadow="1pt 1pt" fo:font-weight="normal" style:font-name-asian="Segoe UI4" style:font-size-asian="32pt" style:font-style-asian="normal" style:font-weight-asian="normal" style:font-name-complex="Segoe UI4" style:font-size-complex="32pt" style:font-style-complex="normal" style:font-weight-complex="normal"/>
    </style:style>
    <style:style style:name="T12" style:family="text">
      <style:text-properties fo:color="#000000" style:font-name="Segoe UI1" fo:font-size="36pt" fo:font-style="normal" fo:text-shadow="none" fo:font-weight="bold" style:font-name-asian="Segoe UI4" style:font-size-asian="36pt" style:font-style-asian="normal" style:font-weight-asian="bold" style:font-name-complex="Segoe UI4" style:font-size-complex="36pt" style:font-style-complex="normal" style:font-weight-complex="bold"/>
    </style:style>
    <style:style style:name="T13" style:family="text">
      <style:text-properties fo:color="#003d73" style:font-name="Segoe UI Semibold" fo:font-size="30pt" fo:font-style="italic" fo:text-shadow="none" fo:font-weight="normal" style:font-name-asian="Segoe UI4" style:font-size-asian="30pt" style:font-style-asian="italic" style:font-weight-asian="normal" style:font-name-complex="Segoe UI4" style:font-size-complex="30pt" style:font-style-complex="italic" style:font-weight-complex="normal"/>
    </style:style>
    <style:style style:name="T14" style:family="text">
      <style:text-properties fo:color="#ffffff" style:font-name="Segoe UI" fo:font-size="32pt" fo:font-style="normal" fo:text-shadow="1pt 1pt" fo:font-weight="normal" style:font-name-asian="Segoe UI4" style:font-size-asian="32pt" style:font-style-asian="normal" style:font-weight-asian="normal" style:font-name-complex="Segoe UI4" style:font-size-complex="32pt" style:font-style-complex="normal" style:font-weight-complex="normal"/>
    </style:style>
    <style:style style:name="T15" style:family="text">
      <style:text-properties fo:color="#000000" style:font-name="Segoe UI" fo:font-size="36pt" fo:font-style="normal" fo:text-shadow="none" fo:font-weight="bold" style:font-name-asian="Segoe UI4" style:font-size-asian="36pt" style:font-style-asian="normal" style:font-weight-asian="bold" style:font-name-complex="Segoe UI4" style:font-size-complex="36pt" style:font-style-complex="normal" style:font-weight-complex="bold"/>
    </style:style>
    <style:style style:name="T16" style:family="text">
      <style:text-properties fo:color="#ffffff" style:font-name="Segoe UI1" fo:font-size="32pt" fo:font-style="italic" fo:text-shadow="1pt 1pt" fo:font-weight="normal" style:font-name-asian="Segoe UI4" style:font-size-asian="32pt" style:font-style-asian="italic" style:font-weight-asian="normal" style:font-name-complex="Segoe UI4" style:font-size-complex="32pt" style:font-style-complex="italic" style:font-weight-complex="normal"/>
    </style:style>
    <style:style style:name="T17" style:family="text">
      <style:text-properties fo:color="#000000" style:font-name="Segoe UI Semibold" fo:font-size="36pt" fo:text-shadow="none" fo:font-weight="normal" style:font-name-asian="Segoe UI4" style:font-size-asian="36pt" style:font-weight-asian="normal" style:font-name-complex="Segoe UI4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2.974cm" svg:x="1.524cm" svg:y="0.952cm">
          <draw:text-box>
            <text:p text:style-name="P1"><text:span text:style-name="T1">PSALMODY</text:span></text:p>
            <text:p text:style-name="P1"><text:span text:style-name="T2">Psalm 32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6" draw:layer="layout" svg:width="25.4cm" svg:height="4.947cm" svg:x="1.524cm" svg:y="0.952cm">
          <draw:text-box>
            <text:p text:style-name="P4"><text:span text:style-name="T3">1</text:span><text:span text:style-name="T4">Blessèd is the one whose transgression is </text:span></text:p>
            <text:p text:style-name="P4"><text:span text:style-name="T4"><text:s/></text:span><text:span text:style-name="T4">forgiven,</text:span></text:p>
            <text:p text:style-name="P5"><text:span text:style-name="T5"><text:s text:c="4"/></text:span><text:span text:style-name="T6">whose sin is covered.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1T0">
        <draw:frame draw:style-name="gr4" draw:text-style-name="P6" draw:layer="layout" svg:width="25.4cm" svg:height="7.766cm" svg:x="1.524cm" svg:y="0.952cm">
          <draw:text-box>
            <text:p text:style-name="P4"><text:span text:style-name="T3">2</text:span><text:span text:style-name="T4">Blessèd is the man against whom the LORD </text:span></text:p>
            <text:p text:style-name="P7"><text:span text:style-name="T4"><text:s/></text:span><text:span text:style-name="T4">counts no iniquity</text:span><text:span text:style-name="T7">,</text:span></text:p>
            <text:p text:style-name="P5"><text:span text:style-name="T5"><text:s text:c="3"/></text:span><text:span text:style-name="T6">and in whose spirit there is no deceit. 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6" draw:master-page-name="Default">
        <draw:frame draw:style-name="gr5" draw:text-style-name="P11" draw:layer="layout" svg:width="25.146cm" svg:height="3.681cm" svg:x="1.524cm" svg:y="0.637cm">
          <draw:text-box>
            <text:p text:style-name="P9"><text:span text:style-name="T3">3</text:span><text:span text:style-name="T4">For when I kept silent, my bones wasted away</text:span></text:p>
            <text:p text:style-name="P10"><text:span text:style-name="T5"><text:s text:c="6"/></text:span><text:span text:style-name="T6">through my groaning all day l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11" draw:layer="layout" svg:width="25.146cm" svg:height="6.729cm" svg:x="1.524cm" svg:y="0.637cm">
          <draw:text-box>
            <text:p text:style-name="P9"><text:span text:style-name="T3">4</text:span><text:span text:style-name="T4">For day and night your hand was heavy upon </text:span></text:p>
            <text:p text:style-name="P12"><text:span text:style-name="T4"><text:s text:c="2"/></text:span><text:span text:style-name="T4">me;</text:span></text:p>
            <text:p text:style-name="P10"><text:span text:style-name="T5"><text:s text:c="6"/></text:span><text:span text:style-name="T6">my strength was dried up as by the </text:span></text:p>
            <text:p text:style-name="P10"><text:span text:style-name="T6"><text:s text:c="5"/></text:span><text:span text:style-name="T6">heat of summer. 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7" draw:text-style-name="P11" draw:layer="layout" svg:width="25.96cm" svg:height="8.327cm" svg:x="0.964cm" svg:y="0.548cm">
          <draw:text-box>
            <text:p text:style-name="P9"><text:span text:style-name="T8">5</text:span><text:span text:style-name="T9">I acknowledged my sin to you, and I did not cover </text:span></text:p>
            <text:p text:style-name="P9"><text:span text:style-name="T9"><text:s/></text:span><text:span text:style-name="T9">my iniquity;</text:span></text:p>
            <text:p text:style-name="P13"><text:span text:style-name="T5"><text:s text:c="4"/></text:span><text:span text:style-name="T6">I said, “I will confess my transgressions <text:s/></text:span></text:p>
            <text:p text:style-name="P13"><text:span text:style-name="T6"><text:s text:c="3"/></text:span><text:span text:style-name="T6">to the LORD,” and you forgave the </text:span></text:p>
            <text:p text:style-name="P13"><text:span text:style-name="T6"><text:s text:c="3"/></text:span><text:span text:style-name="T6">iniquity of my s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8" draw:text-style-name="P14" draw:layer="layout" svg:width="25.654cm" svg:height="6.637cm" svg:x="1.202cm" svg:y="0.526cm">
          <draw:text-box>
            <text:p text:style-name="P10"><text:span text:style-name="T3">6</text:span><text:span text:style-name="T4">Therefore let everyone who is godly offer prayer <text:s/>to you at a time when you may be found;</text:span></text:p>
            <text:p text:style-name="P13"><text:span text:style-name="T10"><text:s text:c="4"/></text:span><text:span text:style-name="T6">surely in the rush of great waters, they <text:s/></text:span></text:p>
            <text:p text:style-name="P13"><text:span text:style-name="T6"><text:s text:c="3"/></text:span><text:span text:style-name="T6">shall not reach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9" draw:text-style-name="P16" draw:layer="layout" svg:width="25.654cm" svg:height="6.637cm" svg:x="1.27cm" svg:y="0.508cm">
          <draw:text-box>
            <text:p text:style-name="P15"><text:span text:style-name="T8">7</text:span><text:span text:style-name="T9">You are a hiding place for me; you preserve me <text:s/></text:span></text:p>
            <text:p text:style-name="P15"><text:span text:style-name="T9"><text:s/></text:span><text:span text:style-name="T9">from trouble;</text:span></text:p>
            <text:p text:style-name="P5"><text:span text:style-name="T10"><text:s text:c="4"/></text:span><text:span text:style-name="T6">you surround me with shouts of </text:span></text:p>
            <text:p text:style-name="P5"><text:span text:style-name="T6"><text:s text:c="3"/></text:span><text:span text:style-name="T6">deliveran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10" draw:text-style-name="P19" draw:layer="layout" svg:width="25.4cm" svg:height="6.637cm" svg:x="1.371cm" svg:y="0.626cm">
          <draw:text-box>
            <text:p text:style-name="P17"><text:span text:style-name="T8">8</text:span><text:span text:style-name="T9">I will instruct you and teach you in the way you <text:s/></text:span></text:p>
            <text:p text:style-name="P17"><text:span text:style-name="T9"><text:s/></text:span><text:span text:style-name="T9">should go;</text:span></text:p>
            <text:p text:style-name="P18"><text:span text:style-name="T11"><text:s text:c="4"/></text:span><text:span text:style-name="T12">I will counsel you with my eye upon </text:span></text:p>
            <text:p text:style-name="P18"><text:span text:style-name="T12"><text:s text:c="4"/></text:span><text:span text:style-name="T12">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0" draw:master-page-name="Default">
        <draw:frame draw:style-name="gr11" draw:text-style-name="P19" draw:layer="layout" svg:width="26.416cm" svg:height="5.134cm" svg:x="0.762cm" svg:y="0.626cm">
          <draw:text-box>
            <text:p text:style-name="P17"><text:span text:style-name="T8">9</text:span><text:span text:style-name="T9">Be not </text:span><text:span text:style-name="T13">like a horse or a mule, without understanding,</text:span></text:p>
            <text:p text:style-name="P18"><text:span text:style-name="T14"><text:s text:c="5"/></text:span><text:span text:style-name="T15">which must be curbed with bit and </text:span></text:p>
            <text:p text:style-name="P18"><text:span text:style-name="T15"><text:s text:c="4"/></text:span><text:span text:style-name="T15">bridle, </text:span><text:span text:style-name="T12">or it will not stay near you.</text:span><text:span text:style-name="T15"> 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1" draw:master-page-name="Default">
        <draw:frame draw:style-name="gr12" draw:text-style-name="P19" draw:layer="layout" svg:width="25.4cm" svg:height="5.47cm" svg:x="1.371cm" svg:y="0.626cm">
          <draw:text-box>
            <text:p text:style-name="P17"><text:span text:style-name="T8">10</text:span><text:span text:style-name="T9">Many are the sorrows of the wicked,</text:span></text:p>
            <text:p text:style-name="P18"><text:span text:style-name="T16"><text:s text:c="5"/></text:span><text:span text:style-name="T12">but steadfast love surrounds the one </text:span></text:p>
            <text:p text:style-name="P18"><text:span text:style-name="T12"><text:s text:c="5"/></text:span><text:span text:style-name="T12">Who trusts in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1" draw:master-page-name="Default">
        <draw:frame draw:style-name="gr13" draw:text-style-name="P19" draw:layer="layout" svg:width="25.908cm" svg:height="5.134cm" svg:x="1.016cm" svg:y="0.508cm">
          <draw:text-box>
            <text:p text:style-name="P17"><text:span text:style-name="T8">11</text:span><text:span text:style-name="T9">Be glad in the LORD, and rejoice, O righteous,</text:span></text:p>
            <text:p text:style-name="P17"><text:span text:style-name="T16"><text:s text:c="6"/></text:span><text:span text:style-name="T12">and shout for joy, all you upright in </text:span></text:p>
            <text:p text:style-name="P17"><text:span text:style-name="T12"><text:s text:c="5"/></text:span><text:span text:style-name="T12">heart!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2" draw:master-page-name="Default">
        <draw:frame draw:style-name="gr14" draw:text-style-name="P21" draw:layer="layout" svg:width="25.654cm" svg:height="7.011cm" svg:x="1.203cm" svg:y="0.593cm">
          <draw:text-box>
            <text:p text:style-name="P20"><text:span text:style-name="T17">C:</text:span><text:span text:style-name="T6"> Glory be to the Father and to the Son and to the Holy Spirit;</text:span></text:p>
            <text:p text:style-name="P20"><text:span text:style-name="T6">as it was in the beginning,</text:span></text:p>
            <text:p text:style-name="P20"><text:span text:style-name="T6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4" svg:font-family="'Segoe UI'"/>
    <style:font-face style:name="Arial2" svg:font-family="Arial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Segoe UI3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80000028D257B9C4997F2BB3B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03T08:18:03.134000000</meta:creation-date>
    <dc:date>2019-03-25T22:06:55.466000000</dc:date>
    <meta:editing-duration>PT28M35S</meta:editing-duration>
    <meta:editing-cycles>6</meta:editing-cycles>
    <meta:generator>LibreOffice/6.1.5.2$Windows_X86_64 LibreOffice_project/90f8dcf33c87b3705e78202e3df5142b201bd805</meta:generator>
    <meta:document-statistic meta:object-count="60"/>
  </office:meta>
</office:document-meta>
</file>